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ff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2300dc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cm" svg:height="1cm" svg:x="14.135cm" svg:y="9.1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35cm" svg:y="5.1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135cm" svg:y="1.13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635cm" svg:y1="1.635cm" svg:x2="5.635cm" svg:y2="3.635cm">
          <text:p/>
        </draw:line>
        <draw:line draw:style-name="gr2" draw:text-style-name="P1" draw:layer="layout" svg:x1="10.635cm" svg:y1="1.635cm" svg:x2="10.635cm" svg:y2="3.635cm">
          <text:p/>
        </draw:line>
        <draw:line draw:style-name="gr2" draw:text-style-name="P1" draw:layer="layout" svg:x1="10.635cm" svg:y1="1.635cm" svg:x2="15.635cm" svg:y2="3.635cm">
          <text:p/>
        </draw:line>
        <draw:g>
          <draw:line draw:style-name="gr2" draw:text-style-name="P1" draw:layer="layout" svg:x1="5.635cm" svg:y1="3.635cm" svg:x2="5.635cm" svg:y2="5.635cm">
            <text:p/>
          </draw:line>
          <draw:line draw:style-name="gr2" draw:text-style-name="P1" draw:layer="layout" svg:x1="5.635cm" svg:y1="3.635cm" svg:x2="7.635cm" svg:y2="5.635cm">
            <text:p/>
          </draw:line>
          <draw:line draw:style-name="gr2" draw:text-style-name="P1" draw:layer="layout" svg:x1="5.635cm" svg:y1="3.635cm" svg:x2="3.635cm" svg:y2="5.635cm">
            <text:p/>
          </draw:line>
        </draw:g>
        <draw:g>
          <draw:line draw:style-name="gr2" draw:text-style-name="P1" draw:layer="layout" svg:x1="10.635cm" svg:y1="3.635cm" svg:x2="10.635cm" svg:y2="5.635cm">
            <text:p/>
          </draw:line>
          <draw:line draw:style-name="gr2" draw:text-style-name="P1" draw:layer="layout" svg:x1="10.635cm" svg:y1="3.635cm" svg:x2="12.635cm" svg:y2="5.635cm">
            <text:p/>
          </draw:line>
          <draw:line draw:style-name="gr2" draw:text-style-name="P1" draw:layer="layout" svg:x1="10.635cm" svg:y1="3.635cm" svg:x2="8.635cm" svg:y2="5.635cm">
            <text:p/>
          </draw:line>
        </draw:g>
        <draw:g>
          <draw:line draw:style-name="gr2" draw:text-style-name="P1" draw:layer="layout" svg:x1="15.635cm" svg:y1="3.635cm" svg:x2="15.635cm" svg:y2="5.635cm">
            <text:p/>
          </draw:line>
          <draw:line draw:style-name="gr2" draw:text-style-name="P1" draw:layer="layout" svg:x1="15.635cm" svg:y1="3.635cm" svg:x2="17.635cm" svg:y2="5.635cm">
            <text:p/>
          </draw:line>
          <draw:line draw:style-name="gr2" draw:text-style-name="P1" draw:layer="layout" svg:x1="15.635cm" svg:y1="3.635cm" svg:x2="13.635cm" svg:y2="5.635cm">
            <text:p/>
          </draw:line>
        </draw:g>
        <draw:g>
          <draw:line draw:style-name="gr2" draw:text-style-name="P1" draw:layer="layout" svg:x1="3.635cm" svg:y1="5.635cm" svg:x2="2.635cm" svg:y2="7.635cm">
            <text:p/>
          </draw:line>
          <draw:line draw:style-name="gr2" draw:text-style-name="P1" draw:layer="layout" svg:x1="3.635cm" svg:y1="5.635cm" svg:x2="4.635cm" svg:y2="7.635cm">
            <text:p/>
          </draw:line>
        </draw:g>
        <draw:g>
          <draw:line draw:style-name="gr2" draw:text-style-name="P1" draw:layer="layout" svg:x1="7.635cm" svg:y1="5.635cm" svg:x2="6.635cm" svg:y2="7.635cm">
            <text:p/>
          </draw:line>
          <draw:line draw:style-name="gr2" draw:text-style-name="P1" draw:layer="layout" svg:x1="7.635cm" svg:y1="5.635cm" svg:x2="8.635cm" svg:y2="7.635cm">
            <text:p/>
          </draw:line>
        </draw:g>
        <draw:g>
          <draw:line draw:style-name="gr2" draw:text-style-name="P1" draw:layer="layout" svg:x1="10.635cm" svg:y1="5.635cm" svg:x2="9.635cm" svg:y2="7.635cm">
            <text:p/>
          </draw:line>
          <draw:line draw:style-name="gr2" draw:text-style-name="P1" draw:layer="layout" svg:x1="10.635cm" svg:y1="5.635cm" svg:x2="11.635cm" svg:y2="7.635cm">
            <text:p/>
          </draw:line>
        </draw:g>
        <draw:line draw:style-name="gr2" draw:text-style-name="P1" draw:layer="layout" svg:x1="15.635cm" svg:y1="5.635cm" svg:x2="13.635cm" svg:y2="7.635cm">
          <text:p/>
        </draw:line>
        <draw:line draw:style-name="gr2" draw:text-style-name="P1" draw:layer="layout" svg:x1="15.635cm" svg:y1="5.635cm" svg:x2="17.635cm" svg:y2="7.635cm">
          <text:p/>
        </draw:line>
        <draw:line draw:style-name="gr2" draw:text-style-name="P1" draw:layer="layout" svg:x1="15.635cm" svg:y1="5.635cm" svg:x2="15.635cm" svg:y2="7.635cm">
          <text:p/>
        </draw:line>
        <draw:g>
          <draw:line draw:style-name="gr2" draw:text-style-name="P1" draw:layer="layout" svg:x1="6.635cm" svg:y1="7.635cm" svg:x2="6.635cm" svg:y2="9.635cm">
            <text:p/>
          </draw:line>
          <draw:line draw:style-name="gr2" draw:text-style-name="P1" draw:layer="layout" svg:x1="6.635cm" svg:y1="7.635cm" svg:x2="8.635cm" svg:y2="9.635cm">
            <text:p/>
          </draw:line>
          <draw:line draw:style-name="gr2" draw:text-style-name="P1" draw:layer="layout" svg:x1="6.635cm" svg:y1="7.635cm" svg:x2="4.635cm" svg:y2="9.635cm">
            <text:p/>
          </draw:line>
        </draw:g>
        <draw:g>
          <draw:line draw:style-name="gr2" draw:text-style-name="P1" draw:layer="layout" svg:x1="13.635cm" svg:y1="7.635cm" svg:x2="12.635cm" svg:y2="9.635cm">
            <text:p/>
          </draw:line>
          <draw:line draw:style-name="gr2" draw:text-style-name="P1" draw:layer="layout" svg:x1="13.635cm" svg:y1="7.635cm" svg:x2="14.635cm" svg:y2="9.635cm">
            <text:p/>
          </draw:line>
        </draw:g>
        <draw:custom-shape draw:style-name="gr3" draw:text-style-name="P1" draw:layer="layout" svg:width="0.5cm" svg:height="0.5cm" svg:x="10.385cm" svg:y="1.38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cm" svg:height="0.5cm" svg:x="5.385cm" svg:y="3.385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3" draw:text-style-name="P1" draw:layer="layout" svg:width="0.5cm" svg:height="0.5cm" svg:x="15.385cm" svg:y="3.38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cm" svg:height="0.5cm" svg:x="15.385cm" svg:y="5.38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cm" svg:height="0.5cm" svg:x="13.385cm" svg:y="7.38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cm" svg:height="0.5cm" svg:x="6.385cm" svg:y="7.38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cm" svg:height="0.5cm" svg:x="13.385cm" svg:y="5.38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5cm" svg:height="0.5cm" svg:x="7.385cm" svg:y="5.38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2" draw:layer="layout" svg:width="2.509cm" svg:height="0.645cm" svg:x="11.134cm" svg:y="1.24cm">
          <draw:text-box>
            <text:p text:style-name="P2">Territory root</text:p>
          </draw:text-box>
        </draw:frame>
        <draw:frame draw:style-name="gr4" draw:text-style-name="P2" draw:layer="layout" svg:width="2.449cm" svg:height="0.645cm" svg:x="4.398cm" svg:y="6.204cm">
          <draw:text-box>
            <text:p text:style-name="P2">Territory exit</text:p>
          </draw:text-box>
        </draw:frame>
        <draw:frame draw:style-name="gr4" draw:text-style-name="P2" draw:layer="layout" svg:width="2.449cm" svg:height="0.645cm" svg:x="13.468cm" svg:y="10.218cm">
          <draw:text-box>
            <text:p text:style-name="P2">Territory exit</text:p>
          </draw:text-box>
        </draw:frame>
        <draw:frame draw:style-name="gr4" draw:text-style-name="P2" draw:layer="layout" svg:width="1.84cm" svg:height="1.039cm" svg:x="6.759cm" svg:y="7.135cm">
          <draw:text-box>
            <text:p text:style-name="P2">Working</text:p>
            <text:p text:style-name="P2">directory</text:p>
          </draw:text-box>
        </draw:frame>
        <draw:frame draw:style-name="gr4" draw:text-style-name="P2" draw:layer="layout" svg:width="1.361cm" svg:height="1.039cm" svg:x="13.024cm" svg:y="5.746cm">
          <draw:text-box>
            <text:p text:style-name="P2">Open</text:p>
            <text:p text:style-name="P2">fi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Russ</meta:initial-creator>
    <meta:creation-date>2006-09-20T15:13:28</meta:creation-date>
    <dc:creator>Russ</dc:creator>
    <dc:date>2006-09-20T15:34:56</dc:date>
    <dc:language>en-GB</dc:language>
    <meta:editing-cycles>2</meta:editing-cycles>
    <meta:editing-duration>PT21M33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